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8000000307AC6F7178ECADFCD9.png" manifest:media-type="image/png"/>
  <manifest:file-entry manifest:full-path="Pictures/10000201000003D7000003234E3417D7F2C43A6E.png" manifest:media-type="image/png"/>
  <manifest:file-entry manifest:full-path="Pictures/1000020100000391000002EAE7BA9477AA8FFCAB.png" manifest:media-type="image/png"/>
  <manifest:file-entry manifest:full-path="Pictures/1000020100000353000002650AC31BE7DB8BA50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0.893cm" svg:height="14.056cm" svg:x="3.241cm" svg:y="0.945cm">
          <draw:image xlink:href="Pictures/100002010000048000000307AC6F7178ECADFCD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18.315cm" svg:height="14.965cm" svg:x="4.685cm" svg:y="0.6cm">
          <draw:image xlink:href="Pictures/1000020100000391000002EAE7BA9477AA8FFCA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20.92cm" svg:height="15.069cm" svg:x="3.4cm" svg:y="0.331cm">
          <draw:image xlink:href="Pictures/1000020100000353000002650AC31BE7DB8BA50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draw:style-name="gr1" draw:text-style-name="P1" draw:layer="layout" svg:width="17.228cm" svg:height="14.074cm" svg:x="4.8cm" svg:y="1.326cm">
          <draw:image xlink:href="Pictures/10000201000003D7000003234E3417D7F2C43A6E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2-11T10:16:13.108000000</meta:creation-date>
    <dc:date>2022-02-11T11:04:38.348000000</dc:date>
    <meta:editing-duration>PT23M29S</meta:editing-duration>
    <meta:editing-cycles>1</meta:editing-cycles>
    <meta:document-statistic meta:object-count="33"/>
    <meta:generator>LibreOffice/6.4.5.2$Windows_X86_64 LibreOffice_project/a726b36747cf2001e06b58ad5db1aa3a9a1872d6</meta:generator>
  </office:meta>
</office:document-meta>
</file>